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494cm" fo:margin-left="-0.191cm" fo:margin-top="0cm" fo:margin-bottom="0cm" table:align="left" style:writing-mode="lr-tb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5cm" style:keep-together="true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1.B1" style:family="table-cell">
      <style:table-cell-properties fo:padding-left="0.191cm" fo:padding-right="0.191cm" fo:padding-top="0cm" fo:padding-bottom="0cm" fo:border="0.018cm solid #00000a"/>
    </style:style>
    <style:style style:name="표1.2" style:family="table-row">
      <style:table-row-properties style:min-row-height="7.463cm" style:keep-together="true" fo:keep-together="auto"/>
    </style:style>
    <style:style style:name="표2" style:family="table">
      <style:table-properties style:width="18.494cm" fo:margin-left="-0.191cm" fo:margin-top="0cm" fo:margin-bottom="0cm" table:align="left" style:writing-mode="lr-tb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15cm" style:keep-together="true"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2.B1" style:family="table-cell">
      <style:table-cell-properties fo:padding-left="0.191cm" fo:padding-right="0.191cm" fo:padding-top="0cm" fo:padding-bottom="0cm" fo:border="0.018cm solid #00000a"/>
    </style:style>
    <style:style style:name="표2.2" style:family="table-row">
      <style:table-row-properties style:min-row-height="7.463cm" style:keep-together="true" fo:keep-together="auto"/>
    </style:style>
    <style:style style:name="표3" style:family="table">
      <style:table-properties style:width="18.494cm" fo:margin-left="-0.191cm" fo:margin-top="0cm" fo:margin-bottom="0cm" table:align="left" style:writing-mode="lr-tb"/>
    </style:style>
    <style:style style:name="표3.A" style:family="table-column">
      <style:table-column-properties style:column-width="1.49cm"/>
    </style:style>
    <style:style style:name="표3.B" style:family="table-column">
      <style:table-column-properties style:column-width="17.004cm"/>
    </style:style>
    <style:style style:name="표3.1" style:family="table-row">
      <style:table-row-properties style:min-row-height="15cm" style:keep-together="true"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3.B1" style:family="table-cell">
      <style:table-cell-properties fo:padding-left="0.191cm" fo:padding-right="0.191cm" fo:padding-top="0cm" fo:padding-bottom="0cm" fo:border="0.018cm solid #00000a"/>
    </style:style>
    <style:style style:name="표3.2" style:family="table-row">
      <style:table-row-properties style:min-row-height="7.463cm" style:keep-together="true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7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8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font-size="12pt" style:font-name-asian="맑은 고딕1" style:font-size-asian="12pt" style:font-size-complex="12pt"/>
    </style:style>
    <style:style style:name="P9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font-weight="bold" style:font-name-asian="맑은 고딕1" style:font-weight-asian="bold" style:font-weight-complex="bold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30pt" fo:font-weight="bold" style:font-size-asian="30pt" style:font-weight-asian="bold" style:font-size-complex="30pt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30pt" fo:font-weight="bold" style:font-size-asian="30pt" style:font-weight-asian="bold" style:font-size-complex="30pt" style:font-weight-complex="bold"/>
    </style:style>
    <style:style style:name="P13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4" style:family="paragraph" style:parent-style-name="Standard" style:list-style-name="L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5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16" style:family="paragraph" style:parent-style-name="Standard" style:list-style-name="L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17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18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19" style:family="paragraph" style:parent-style-name="Standard">
      <style:paragraph-properties fo:margin-top="0cm" fo:margin-bottom="0cm" fo:line-height="100%"/>
      <style:text-properties style:font-name="맑은 고딕1" fo:language="ko" fo:country="KR" style:font-name-asian="맑은 고딕1"/>
    </style:style>
    <style:style style:name="P20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1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T1" style:family="text">
      <style:text-properties fo:language="ko" fo:country="KR"/>
    </style:style>
    <style:style style:name="T2" style:family="text">
      <style:text-properties fo:language="ko" fo:country="KR" style:language-asian="ko" style:country-asian="KR"/>
    </style:style>
    <style:style style:name="T3" style:family="text">
      <style:text-properties style:language-asian="ko" style:country-asian="KR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주간 진행 보고서</text:p>
      <text:p text:style-name="P3">2023.04.03 ~ 2023.04.09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0">주</text:p>
            <text:p text:style-name="P10">간</text:p>
            <text:p text:style-name="P10">진</text:p>
            <text:p text:style-name="P10">행</text:p>
            <text:p text:style-name="P10">사</text:p>
            <text:p text:style-name="P10">항</text:p>
          </table:table-cell>
          <table:table-cell table:style-name="표1.B1" office:value-type="string">
            <text:p text:style-name="P6">2023-04-20</text:p>
            <text:list xml:id="list746031137816380951" text:style-name="L4">
              <text:list-item>
                <text:p text:style-name="P18"><text:span text:style-name="T3">회원가입 입력사항 정규표현식 생성하여 프론트 에적용</text:span></text:p>
              </text:list-item>
              <text:list-item>
                <text:p text:style-name="P21">비밀번호 확인 기능 프론트에 적용</text:p>
              </text:list-item>
              <text:list-item>
                <text:p text:style-name="P21">회원가입 form UI 초안 생성</text:p>
              </text:list-item>
            </text:list>
            <text:p text:style-name="P20"/>
            <text:p text:style-name="P20">2023-04-21</text:p>
            <text:p text:style-name="P7"><text:span text:style-name="T2">1.MembersController insert 생성</text:span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8">미 진행 &amp; 문제</text:p>
            <text:p text:style-name="P8"/>
            <text:p text:style-name="P9"/>
            <text:list xml:id="list2693503419084378002" text:style-name="L2">
              <text:list-item>
                <text:p text:style-name="P16">아이디 중복 확인 팝업</text:p>
              </text:list-item>
              <text:list-item>
                <text:p text:style-name="P14"><text:span text:style-name="T1">MemberDAO C </text:span><text:span text:style-name="T2">생성</text:span></text:p>
              </text:list-item>
              <text:list-item>
                <text:p text:style-name="P14">MemberController <text:span text:style-name="T1">아이디 중복 확인 기능 만들기</text:span></text:p>
              </text:list-item>
            </text:list>
            <text:p text:style-name="P6"/>
          </table:table-cell>
        </table:table-row>
        <table:table-row table:style-name="표1.2">
          <table:table-cell table:style-name="표1.A1" office:value-type="string">
            <text:p text:style-name="P10">다</text:p>
            <text:p text:style-name="P10">음</text:p>
            <text:p text:style-name="P10">주</text:p>
            <text:p text:style-name="P10">진</text:p>
            <text:p text:style-name="P10">행</text:p>
            <text:p text:style-name="P10">계</text:p>
            <text:p text:style-name="P10">획</text:p>
          </table:table-cell>
          <table:table-cell table:style-name="표1.B1" office:value-type="string">
            <text:p text:style-name="P19"/>
            <text:list xml:id="list8986855247475157460" text:style-name="L3">
              <text:list-item>
                <text:p text:style-name="P17">MemberDAO RUD 생성</text:p>
              </text:list-item>
              <text:list-item>
                <text:p text:style-name="P17">전화번호 인증 API</text:p>
              </text:list-item>
            </text:list>
            <text:p text:style-name="P7"/>
          </table:table-cell>
        </table:table-row>
      </table:table>
      <text:p text:style-name="P1"/>
      <text:p text:style-name="P2"/>
      <text:p text:style-name="P11">주간 진행 보고서</text:p>
      <text:p text:style-name="P3">2023.. ~ 2023..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10">주</text:p>
            <text:p text:style-name="P10">간</text:p>
            <text:p text:style-name="P10">진</text:p>
            <text:p text:style-name="P10">행</text:p>
            <text:p text:style-name="P10">사</text:p>
            <text:p text:style-name="P10">항</text:p>
          </table:table-cell>
          <table:table-cell table:style-name="표2.B1" office:value-type="string">
            <text:p text:style-name="P5">1. XXXX</text:p>
            <text:p text:style-name="P5"><text:s/>- XXXXXX (XXX 수정)</text:p>
            <text:p text:style-name="P5">2. XXXX</text:p>
            <text:p text:style-name="P5"><text:s/>- XXXXXX (XXX 하는 기능)</text:p>
            <text:p text:style-name="P5"><text:s/>- XXXXXx</text:p>
            <text:p text:style-name="P5">3. XXXX</text:p>
            <text:p text:style-name="P5"><text:s/>- XXXXXX</text:p>
            <text:p text:style-name="P5"><text:s/>- XXXXXx</text:p>
            <text:p text:style-name="P5"><text:s/>- XXXXX</text:p>
            <text:p text:style-name="P5"/>
            <text:p text:style-name="P5"/>
            <text:p text:style-name="P5">미 진행 &amp; 문제</text:p>
            <text:p text:style-name="P5">1. XXXX</text:p>
            <text:p text:style-name="P5">2. xXXX</text:p>
            <text:p text:style-name="P5"/>
            <text:p text:style-name="P5">최대한 상세하게//</text:p>
          </table:table-cell>
        </table:table-row>
        <table:table-row table:style-name="표2.2">
          <table:table-cell table:style-name="표2.A1" office:value-type="string">
            <text:p text:style-name="P10">다</text:p>
            <text:p text:style-name="P10">음</text:p>
            <text:p text:style-name="P10">주</text:p>
            <text:p text:style-name="P10">진</text:p>
            <text:p text:style-name="P10">행</text:p>
            <text:p text:style-name="P10">계</text:p>
            <text:p text:style-name="P10">획</text:p>
          </table:table-cell>
          <table:table-cell table:style-name="표2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P1"/>
      <text:p text:style-name="P2"/>
      <text:p text:style-name="P11">주간 진행 보고서</text:p>
      <text:p text:style-name="P3">2023.04.03 ~ 2023.04.09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10">주</text:p>
            <text:p text:style-name="P10">간</text:p>
            <text:p text:style-name="P10">진</text:p>
            <text:p text:style-name="P10">행</text:p>
            <text:p text:style-name="P10">사</text:p>
            <text:p text:style-name="P10">항</text:p>
          </table:table-cell>
          <table:table-cell table:style-name="표3.B1" office:value-type="string">
            <text:p text:style-name="P5">1. XXXX</text:p>
            <text:p text:style-name="P5"><text:s/>- XXXXXX (XXX 수정)</text:p>
            <text:p text:style-name="P5">2. XXXX</text:p>
            <text:p text:style-name="P5"><text:s/>- XXXXXX (XXX 하는 기능)</text:p>
            <text:p text:style-name="P5"><text:s/>- XXXXXx</text:p>
            <text:p text:style-name="P5">3. XXXX</text:p>
            <text:p text:style-name="P5"><text:s/>- XXXXXX</text:p>
            <text:p text:style-name="P5"><text:s/>- XXXXXx</text:p>
            <text:p text:style-name="P5"><text:s/>- XXXXX</text:p>
            <text:p text:style-name="P5"/>
            <text:p text:style-name="P5"/>
            <text:p text:style-name="P5">미 진행 &amp; 문제</text:p>
            <text:p text:style-name="P5">1. XXXX</text:p>
            <text:p text:style-name="P5">2. xXXX</text:p>
            <text:p text:style-name="P5"/>
            <text:p text:style-name="P5">최대한 상세하게//</text:p>
          </table:table-cell>
        </table:table-row>
        <table:table-row table:style-name="표3.2">
          <table:table-cell table:style-name="표3.A1" office:value-type="string">
            <text:p text:style-name="P10">다</text:p>
            <text:p text:style-name="P10">음</text:p>
            <text:p text:style-name="P10">주</text:p>
            <text:p text:style-name="P10">진</text:p>
            <text:p text:style-name="P10">행</text:p>
            <text:p text:style-name="P10">계</text:p>
            <text:p text:style-name="P10">획</text:p>
          </table:table-cell>
          <table:table-cell table:style-name="표3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7%" fo:text-align="justify" style:justify-single-word="false"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이 석준</meta:initial-creator>
    <meta:editing-cycles>19</meta:editing-cycles>
    <meta:creation-date>2023-04-03T02:48:00</meta:creation-date>
    <dc:date>2023-04-21T16:10:53.74</dc:date>
    <meta:editing-duration>PT9M27S</meta:editing-duration>
    <meta:generator>OpenOffice/4.1.13$Win32 OpenOffice.org_project/4113m1$Build-9810</meta:generator>
    <meta:document-statistic meta:table-count="3" meta:image-count="0" meta:object-count="0" meta:page-count="3" meta:paragraph-count="89" meta:word-count="277" meta:character-count="6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